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sJDBCAdapter.setBinaryData( PreparedStatement s , int index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JDBCAdapter.getBinaryData( ResultSet rs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